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marker-start-width="0.229cm" draw:marker-end-width="0.229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4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3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235cm" svg:y="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722cm" svg:y="0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999cm" svg:y="0.5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43cm" svg:y1="1.143cm" svg:x2="5.267cm" svg:y2="1.143cm">
          <text:p/>
        </draw:line>
        <draw:line draw:style-name="gr2" draw:text-style-name="P1" draw:layer="layout" svg:x1="8.263cm" svg:y1="1.143cm" svg:x2="9.66cm" svg:y2="1.143cm">
          <text:p/>
        </draw:line>
        <draw:custom-shape draw:style-name="gr1" draw:text-style-name="P1" draw:layer="layout" svg:width="1.016cm" svg:height="1.016cm" svg:x="6.209cm" svg:y="0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596cm" svg:y="0.59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29cm" svg:y1="1.143cm" svg:x2="6.78cm" svg:y2="1.143cm">
          <text:p/>
        </draw:line>
        <draw:line draw:style-name="gr2" draw:text-style-name="P1" draw:layer="layout" svg:x1="6.78cm" svg:y1="1.143cm" svg:x2="8.304cm" svg:y2="1.143cm">
          <text:p/>
        </draw:line>
        <draw:custom-shape draw:style-name="gr1" draw:text-style-name="P1" draw:layer="layout" svg:width="1.016cm" svg:height="1.016cm" svg:x="3.223cm" svg:y="2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71cm" svg:y="2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987cm" svg:y="2.1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474cm" svg:y="2.1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31cm" svg:y1="2.731cm" svg:x2="5.255cm" svg:y2="2.731cm">
          <text:p/>
        </draw:line>
        <draw:line draw:style-name="gr2" draw:text-style-name="P1" draw:layer="layout" svg:x1="8.251cm" svg:y1="2.731cm" svg:x2="9.648cm" svg:y2="2.731cm">
          <text:p/>
        </draw:line>
        <draw:line draw:style-name="gr2" draw:text-style-name="P1" draw:layer="layout" svg:x1="9.648cm" svg:y1="2.731cm" svg:x2="11.172cm" svg:y2="2.731cm">
          <text:p/>
        </draw:line>
        <draw:custom-shape draw:style-name="gr1" draw:text-style-name="P1" draw:layer="layout" svg:width="1.016cm" svg:height="1.016cm" svg:x="6.197cm" svg:y="2.1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584cm" svg:y="2.1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17cm" svg:y1="2.731cm" svg:x2="6.768cm" svg:y2="2.731cm">
          <text:p/>
        </draw:line>
        <draw:line draw:style-name="gr2" draw:text-style-name="P1" draw:layer="layout" svg:x1="6.768cm" svg:y1="2.731cm" svg:x2="8.292cm" svg:y2="2.731cm">
          <text:p/>
        </draw:line>
        <draw:custom-shape draw:style-name="gr1" draw:text-style-name="P1" draw:layer="layout" svg:width="1.016cm" svg:height="1.016cm" svg:x="3.211cm" svg:y="3.8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698cm" svg:y="3.79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19cm" svg:y1="4.319cm" svg:x2="5.243cm" svg:y2="4.319cm">
          <text:p/>
        </draw:line>
        <draw:custom-shape draw:style-name="gr1" draw:text-style-name="P1" draw:layer="layout" svg:width="1.016cm" svg:height="1.016cm" svg:x="6.185cm" svg:y="3.7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05cm" svg:y1="4.319cm" svg:x2="6.756cm" svg:y2="4.319cm">
          <text:p/>
        </draw:line>
        <draw:custom-shape draw:style-name="gr3" draw:text-style-name="P1" draw:layer="layout" svg:width="0.889cm" svg:height="4.445cm" svg:x="1.208cm" svg:y="0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848cm" svg:height="0.797cm" svg:x="1.465cm" svg:y="0.873cm">
          <draw:text-box>
            <text:p text:style-name="P2"><text:span text:style-name="T1">Атом1</text:span></text:p>
          </draw:text-box>
        </draw:frame>
        <draw:frame draw:style-name="gr4" draw:text-style-name="P2" draw:layer="layout" svg:width="1.848cm" svg:height="0.797cm" svg:x="1.466cm" svg:y="2.374cm">
          <draw:text-box>
            <text:p text:style-name="P2"><text:span text:style-name="T1">Атом2</text:span></text:p>
          </draw:text-box>
        </draw:frame>
        <draw:frame draw:style-name="gr4" draw:text-style-name="P2" draw:layer="layout" svg:width="1.848cm" svg:height="0.797cm" svg:x="1.467cm" svg:y="3.875cm">
          <draw:text-box>
            <text:p text:style-name="P2"><text:span text:style-name="T1">Атом3</text:span></text:p>
          </draw:text-box>
        </draw:frame>
        <draw:frame draw:style-name="gr4" draw:text-style-name="P3" draw:layer="layout" svg:width="5.032cm" svg:height="0.878cm" draw:transform="rotate (1.5707963267949) translate (0.289cm 5.472cm)">
          <draw:text-box>
            <text:p text:style-name="P3"><text:span text:style-name="T2">Конъюнкт вопроса</text:span></text:p>
          </draw:text-box>
        </draw:frame>
        <draw:custom-shape draw:style-name="gr3" draw:text-style-name="P1" draw:layer="layout" svg:width="0.889cm" svg:height="8.509cm" draw:transform="rotate (1.5707963267949) translate (3.056cm 6.0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643cm" svg:height="0.878cm" svg:x="5.468cm" svg:y="6.076cm">
          <draw:text-box>
            <text:p text:style-name="P3"><text:span text:style-name="T2">Подстановки</text:span></text:p>
          </draw:text-box>
        </draw:frame>
        <draw:frame draw:style-name="gr4" draw:text-style-name="P4" draw:layer="layout" svg:width="0.68cm" svg:height="0.64cm" svg:x="3.692cm" svg:y="0.611cm">
          <draw:text-box>
            <text:p text:style-name="P4"><text:span text:style-name="T3">1</text:span></text:p>
          </draw:text-box>
        </draw:frame>
        <draw:frame draw:style-name="gr4" draw:text-style-name="P4" draw:layer="layout" svg:width="0.68cm" svg:height="0.64cm" svg:x="5.193cm" svg:y="0.612cm">
          <draw:text-box>
            <text:p text:style-name="P4"><text:span text:style-name="T3">2</text:span></text:p>
          </draw:text-box>
        </draw:frame>
        <draw:frame draw:style-name="gr4" draw:text-style-name="P4" draw:layer="layout" svg:width="0.68cm" svg:height="0.64cm" svg:x="3.692cm" svg:y="2.111cm">
          <draw:text-box>
            <text:p text:style-name="P4"><text:span text:style-name="T3">1</text:span></text:p>
          </draw:text-box>
        </draw:frame>
        <draw:frame draw:style-name="gr4" draw:text-style-name="P4" draw:layer="layout" svg:width="0.68cm" svg:height="0.64cm" svg:x="3.692cm" svg:y="3.711cm">
          <draw:text-box>
            <text:p text:style-name="P4"><text:span text:style-name="T3">1</text:span></text:p>
          </draw:text-box>
        </draw:frame>
        <draw:frame draw:style-name="gr4" draw:text-style-name="P4" draw:layer="layout" svg:width="0.68cm" svg:height="0.64cm" svg:x="5.193cm" svg:y="2.112cm">
          <draw:text-box>
            <text:p text:style-name="P4"><text:span text:style-name="T3">2</text:span></text:p>
          </draw:text-box>
        </draw:frame>
        <draw:frame draw:style-name="gr4" draw:text-style-name="P4" draw:layer="layout" svg:width="0.68cm" svg:height="0.64cm" svg:x="5.193cm" svg:y="3.712cm">
          <draw:text-box>
            <text:p text:style-name="P4"><text:span text:style-name="T3">2</text:span></text:p>
          </draw:text-box>
        </draw:frame>
        <draw:frame draw:style-name="gr4" draw:text-style-name="P4" draw:layer="layout" svg:width="0.68cm" svg:height="0.64cm" svg:x="6.693cm" svg:y="0.612cm">
          <draw:text-box>
            <text:p text:style-name="P4"><text:span text:style-name="T3">3</text:span></text:p>
          </draw:text-box>
        </draw:frame>
        <draw:frame draw:style-name="gr4" draw:text-style-name="P4" draw:layer="layout" svg:width="0.68cm" svg:height="0.64cm" svg:x="6.693cm" svg:y="2.112cm">
          <draw:text-box>
            <text:p text:style-name="P4"><text:span text:style-name="T3">3</text:span></text:p>
          </draw:text-box>
        </draw:frame>
        <draw:frame draw:style-name="gr4" draw:text-style-name="P4" draw:layer="layout" svg:width="0.68cm" svg:height="0.64cm" svg:x="6.693cm" svg:y="3.712cm">
          <draw:text-box>
            <text:p text:style-name="P4"><text:span text:style-name="T3">3</text:span></text:p>
          </draw:text-box>
        </draw:frame>
        <draw:frame draw:style-name="gr4" draw:text-style-name="P4" draw:layer="layout" svg:width="0.68cm" svg:height="0.64cm" svg:x="8.093cm" svg:y="0.612cm">
          <draw:text-box>
            <text:p text:style-name="P4"><text:span text:style-name="T3">4</text:span></text:p>
          </draw:text-box>
        </draw:frame>
        <draw:frame draw:style-name="gr4" draw:text-style-name="P4" draw:layer="layout" svg:width="0.68cm" svg:height="0.64cm" svg:x="8.093cm" svg:y="2.112cm">
          <draw:text-box>
            <text:p text:style-name="P4"><text:span text:style-name="T3">4</text:span></text:p>
          </draw:text-box>
        </draw:frame>
        <draw:frame draw:style-name="gr4" draw:text-style-name="P4" draw:layer="layout" svg:width="0.68cm" svg:height="0.64cm" svg:x="9.493cm" svg:y="2.112cm">
          <draw:text-box>
            <text:p text:style-name="P4"><text:span text:style-name="T3">5</text:span></text:p>
          </draw:text-box>
        </draw:frame>
        <draw:frame draw:style-name="gr4" draw:text-style-name="P4" draw:layer="layout" svg:width="0.68cm" svg:height="0.64cm" svg:x="10.993cm" svg:y="2.112cm">
          <draw:text-box>
            <text:p text:style-name="P4"><text:span text:style-name="T3">6</text:span></text:p>
          </draw:text-box>
        </draw:frame>
        <draw:frame draw:style-name="gr4" draw:text-style-name="P4" draw:layer="layout" svg:width="0.68cm" svg:height="0.64cm" svg:x="9.493cm" svg:y="0.612cm">
          <draw:text-box>
            <text:p text:style-name="P4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4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20:06:58</dc:date>
    <meta:editing-duration>PT4H4M25S</meta:editing-duration>
    <meta:editing-cycles>13</meta:editing-cycles>
    <meta:document-statistic meta:object-count="46"/>
  </office:meta>
</office:document-meta>
</file>